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language="fr" fo:country="FR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ffffff" style:text-outline="false" style:text-line-through-style="none" style:text-line-through-type="none" style:font-name="Liberation Sans1" fo:font-size="35.7000007629395pt" fo:language="fr" fo:country="FR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 text:style-name="P1"><text:span text:style-name="T1">Le rôle de la planification dans la gestion de projet</text:span>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 text:style-name="P2">Par: Armand Brière </text:p>
            <text:p text:style-name="P2">Félix Côté </text:p>
            <text:p text:style-name="P2">Yassine Hasnaoui </text:p>
            <text:p text:style-name="P2">Joaquin Lee Martinez </text:p>
            <text:p text:style-name="P2">Charles Théri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<text:span text:style-name="T1">Le rôle de la planification dans la gestion de projet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ntrocuction</text:p>
              </text:list-item>
              <text:list-item>
                <text:p><text:span text:style-name="T2">Raisons que la planification est nécessaire</text:span></text:p>
              </text:list-item>
              <text:list-item>
                <text:p><text:span text:style-name="T2">La documentation</text:span></text:p>
              </text:list-item>
              <text:list-item>
                <text:p><text:span text:style-name="T2">Les étapes et pha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roduction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2T16:06:54.666927858</meta:creation-date>
    <meta:editing-duration>PT7M8S</meta:editing-duration>
    <meta:editing-cycles>3</meta:editing-cycles>
    <meta:generator>LibreOffice/6.0.7.3$Linux_X86_64 LibreOffice_project/00m0$Build-3</meta:generator>
    <dc:title>Bright Blue</dc:title>
    <dc:date>2020-04-12T16:14:03.009184287</dc:date>
    <meta:document-statistic meta:object-count="34"/>
  </office:meta>
</office:document-meta>
</file>